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1.3417in"/>
    </style:style>
    <style:style style:name="co10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test_sh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T00:00:00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0:00:00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0:00:00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table:formula="of:=ROUND([.C2]+10+RAND();2)" office:value-type="float" office:value="10.06" calcext:value-type="float">
            <text:p>10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table:formula="of:=ROUND([.C3]+10+RAND();2)" office:value-type="float" office:value="10.18" calcext:value-type="float">
            <text:p>10.1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4]+10+RAND();2)" office:value-type="float" office:value="10.7" calcext:value-type="float">
            <text:p>1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]+10+RAND();2)" office:value-type="float" office:value="10.35" calcext:value-type="float">
            <text:p>10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6]+10+RAND();2)" office:value-type="float" office:value="10.51" calcext:value-type="float">
            <text:p>10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7]+10+RAND();2)" office:value-type="float" office:value="10.66" calcext:value-type="float">
            <text:p>10.6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8]+10+RAND();2)" office:value-type="float" office:value="11.35" calcext:value-type="float">
            <text:p>11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9]+10+RAND();2)" office:value-type="float" office:value="11.39" calcext:value-type="float">
            <text:p>11.3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10]+10+RAND();2)" office:value-type="float" office:value="11.38" calcext:value-type="float">
            <text:p>11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11]+10+RAND();2)" office:value-type="float" office:value="11.57" calcext:value-type="float">
            <text:p>11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12]+10+RAND();2)" office:value-type="float" office:value="11.84" calcext:value-type="float">
            <text:p>11.8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13]+10+RAND();2)" office:value-type="float" office:value="13.79" calcext:value-type="float">
            <text:p>13.7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14]+10+RAND();2)" office:value-type="float" office:value="14.27" calcext:value-type="float">
            <text:p>14.2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15]+10+RAND();2)" office:value-type="float" office:value="15.16" calcext:value-type="float">
            <text:p>15.1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16]+10+RAND();2)" office:value-type="float" office:value="14.19" calcext:value-type="float">
            <text:p>14.1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17]+10+RAND();2)" office:value-type="float" office:value="13.29" calcext:value-type="float">
            <text:p>13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18]+10+RAND();2)" office:value-type="float" office:value="12.01" calcext:value-type="float">
            <text:p>12.0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19]+10+RAND();2)" office:value-type="float" office:value="10.81" calcext:value-type="float">
            <text:p>10.8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20]+10+RAND();2)" office:value-type="float" office:value="10.92" calcext:value-type="float">
            <text:p>10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21]+10+RAND();2)" office:value-type="float" office:value="10.21" calcext:value-type="float">
            <text:p>10.2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22]+10+RAND();2)" office:value-type="float" office:value="10.68" calcext:value-type="float">
            <text:p>10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23]+10+RAND();2)" office:value-type="float" office:value="10.64" calcext:value-type="float">
            <text:p>10.6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24]+10+RAND();2)" office:value-type="float" office:value="10.13" calcext:value-type="float">
            <text:p>10.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25]+10+RAND();2)" office:value-type="float" office:value="10.77" calcext:value-type="float">
            <text:p>10.7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1:00:00" calcext:value-type="date">
            <text:p>2022-01-01T01:00:00</text:p>
          </table:table-cell>
          <table:table-cell table:formula="of:=ROUND([.C26]+10+RAND();2)" office:value-type="float" office:value="10.38" calcext:value-type="float">
            <text:p>10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27]+10+RAND();2)" office:value-type="float" office:value="10.24" calcext:value-type="float">
            <text:p>10.2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28]+10+RAND();2)" office:value-type="float" office:value="10.54" calcext:value-type="float">
            <text:p>10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29]+10+RAND();2)" office:value-type="float" office:value="10.93" calcext:value-type="float">
            <text:p>10.9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30]+10+RAND();2)" office:value-type="float" office:value="10.54" calcext:value-type="float">
            <text:p>10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31]+10+RAND();2)" office:value-type="float" office:value="10.71" calcext:value-type="float">
            <text:p>10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32]+10+RAND();2)" office:value-type="float" office:value="11.69" calcext:value-type="float">
            <text:p>11.6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33]+10+RAND();2)" office:value-type="float" office:value="11.05" calcext:value-type="float">
            <text:p>11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34]+10+RAND();2)" office:value-type="float" office:value="11.04" calcext:value-type="float">
            <text:p>11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35]+10+RAND();2)" office:value-type="float" office:value="12.25" calcext:value-type="float">
            <text:p>12.2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36]+10+RAND();2)" office:value-type="float" office:value="13.26" calcext:value-type="float">
            <text:p>13.2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37]+10+RAND();2)" office:value-type="float" office:value="14.25" calcext:value-type="float">
            <text:p>14.2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38]+10+RAND();2)" office:value-type="float" office:value="15.5" calcext:value-type="float">
            <text:p>15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39]+10+RAND();2)" office:value-type="float" office:value="14.07" calcext:value-type="float">
            <text:p>14.0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40]+10+RAND();2)" office:value-type="float" office:value="12.99" calcext:value-type="float">
            <text:p>12.9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41]+10+RAND();2)" office:value-type="float" office:value="12.27" calcext:value-type="float">
            <text:p>12.2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42]+10+RAND();2)" office:value-type="float" office:value="11.53" calcext:value-type="float">
            <text:p>11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43]+10+RAND();2)" office:value-type="float" office:value="10.79" calcext:value-type="float">
            <text:p>10.7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44]+10+RAND();2)" office:value-type="float" office:value="10.02" calcext:value-type="float">
            <text:p>10.0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45]+10+RAND();2)" office:value-type="float" office:value="10.93" calcext:value-type="float">
            <text:p>10.9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46]+10+RAND();2)" office:value-type="float" office:value="10.17" calcext:value-type="float">
            <text:p>10.1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47]+10+RAND();2)" office:value-type="float" office:value="10.55" calcext:value-type="float">
            <text:p>10.5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48]+10+RAND();2)" office:value-type="float" office:value="10.64" calcext:value-type="float">
            <text:p>10.6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T00:00:00" calcext:value-type="date">
            <text:p>2022-01-02T00:00:00</text:p>
          </table:table-cell>
          <table:table-cell table:formula="of:=ROUND([.C49]+10+RAND();2)" office:value-type="float" office:value="10.26" calcext:value-type="float">
            <text:p>10.2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50]+10+RAND();2)" office:value-type="float" office:value="10.62" calcext:value-type="float">
            <text:p>10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1]+10+RAND();2)" office:value-type="float" office:value="10.28" calcext:value-type="float">
            <text:p>10.2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52]+10+RAND();2)" office:value-type="float" office:value="10.94" calcext:value-type="float">
            <text:p>10.9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53]+10+RAND();2)" office:value-type="float" office:value="10.57" calcext:value-type="float">
            <text:p>10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54]+10+RAND();2)" office:value-type="float" office:value="10.85" calcext:value-type="float">
            <text:p>10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55]+10+RAND();2)" office:value-type="float" office:value="10.94" calcext:value-type="float">
            <text:p>10.9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56]+10+RAND();2)" office:value-type="float" office:value="11.29" calcext:value-type="float">
            <text:p>11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57]+10+RAND();2)" office:value-type="float" office:value="11.7" calcext:value-type="float">
            <text:p>11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58]+10+RAND();2)" office:value-type="float" office:value="11.15" calcext:value-type="float">
            <text:p>11.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59]+10+RAND();2)" office:value-type="float" office:value="11.54" calcext:value-type="float">
            <text:p>11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60]+10+RAND();2)" office:value-type="float" office:value="12.29" calcext:value-type="float">
            <text:p>12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61]+10+RAND();2)" office:value-type="float" office:value="13.68" calcext:value-type="float">
            <text:p>13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62]+10+RAND();2)" office:value-type="float" office:value="14.78" calcext:value-type="float">
            <text:p>14.7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63]+10+RAND();2)" office:value-type="float" office:value="15.42" calcext:value-type="float">
            <text:p>15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64]+10+RAND();2)" office:value-type="float" office:value="14.6" calcext:value-type="float">
            <text:p>14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65]+10+RAND();2)" office:value-type="float" office:value="13.61" calcext:value-type="float">
            <text:p>13.6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66]+10+RAND();2)" office:value-type="float" office:value="12.27" calcext:value-type="float">
            <text:p>12.2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67]+10+RAND();2)" office:value-type="float" office:value="11.68" calcext:value-type="float">
            <text:p>11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68]+10+RAND();2)" office:value-type="float" office:value="10.72" calcext:value-type="float">
            <text:p>10.7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69]+10+RAND();2)" office:value-type="float" office:value="10.91" calcext:value-type="float">
            <text:p>10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70]+10+RAND();2)" office:value-type="float" office:value="10.96" calcext:value-type="float">
            <text:p>10.9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71]+10+RAND();2)" office:value-type="float" office:value="10.39" calcext:value-type="float">
            <text:p>10.3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0:00:00" calcext:value-type="date">
            <text:p>2022-01-02T00:00:00</text:p>
          </table:table-cell>
          <table:table-cell table:formula="of:=ROUND([.C72]+10+RAND();2)" office:value-type="float" office:value="10.05" calcext:value-type="float">
            <text:p>10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0:00:00" calcext:value-type="date">
            <text:p>2022-01-02T00:00:00</text:p>
          </table:table-cell>
          <table:table-cell table:formula="of:=ROUND([.C73]+10+RAND();2)" office:value-type="float" office:value="10.46" calcext:value-type="float">
            <text:p>10.4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ort_obs" table:style-name="ta1">
        <table:table-column table:style-name="co7" table:default-cell-style-name="Default"/>
        <table:table-column table:style-name="co2" table:default-cell-style-name="ce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2T00:00:00" calcext:value-type="date">
            <text:p>2022-01-02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date" office:date-value="2022-01-02T00:00:00" calcext:value-type="date">
            <text:p>2022-01-02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table:formula="of:=[.C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table:formula="of:=[.C3]+10" office:value-type="float" office:value="11.1" calcext:value-type="float">
            <text:p>1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table:formula="of:=[.C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table:formula="of:=[.C5]+10" office:value-type="float" office:value="10.2" calcext:value-type="float">
            <text:p>1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table:formula="of:=[.C6]+10" office:value-type="float" office:value="10.3" calcext:value-type="float">
            <text:p>1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table:formula="of:=[.C7]+10" office:value-type="float" office:value="10.4" calcext:value-type="float">
            <text:p>1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table:formula="of:=[.C8]+10" office:value-type="float" office:value="10.5" calcext:value-type="float">
            <text:p>1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table:formula="of:=[.C9]+10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table:formula="of:=[.C10]+10" office:value-type="float" office:value="10.7" calcext:value-type="float">
            <text:p>1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table:formula="of:=[.C11]+10" office:value-type="float" office:value="10.8" calcext:value-type="float">
            <text:p>1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table:formula="of:=[.C12]+10" office:value-type="float" office:value="10.9" calcext:value-type="float">
            <text:p>1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table:formula="of:=[.C13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table:formula="of:=[.C14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table:formula="of:=[.C15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table:formula="of:=[.C16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table:formula="of:=[.C17]+10" office:value-type="float" office:value="15" calcext:value-type="float">
            <text:p>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table:formula="of:=[.C18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table:formula="of:=[.C19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table:formula="of:=[.C20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table:formula="of:=[.C21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table:formula="of:=[.C2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table:formula="of:=[.C23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table:formula="of:=[.C2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table:formula="of:=[.C25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2T00:00:00" calcext:value-type="date">
            <text:p>2022-01-02T00:00:00</text:p>
          </table:table-cell>
          <table:table-cell table:formula="of:=[.C26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date" office:date-value="2022-01-02T00:00:00" calcext:value-type="date">
            <text:p>2022-01-02T00:00:00</text:p>
          </table:table-cell>
          <table:table-cell table:formula="of:=[.C27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</table:table>
      <table:table table:name="crosswalk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Id_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8:18:18.139499196</meta:creation-date>
    <dc:date>2023-04-07T11:41:05.967214230</dc:date>
    <meta:editing-duration>PT15M42S</meta:editing-duration>
    <meta:editing-cycles>2</meta:editing-cycles>
    <meta:generator>LibreOffice/7.3.7.2$Linux_X86_64 LibreOffice_project/30$Build-2</meta:generator>
    <meta:document-statistic meta:table-count="3" meta:cell-count="1534" meta:object-count="0"/>
  </office:meta>
</office:document-meta>
</file>